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1.426cm" svg:height="5.525cm" svg:x="23.156cm" svg:y="1.007cm">
            <draw:object draw:notify-on-update-of-ranges="Feuille1.D9:Feuille1.D13 Feuille1.E9:Feuille1.E13 Feuille1.F9:Feuille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delta </text:p>
          </table:table-cell>
          <table:table-cell table:formula="of:=0.390763/10005" office:value-type="float" office:value="0.0000390567716141929" calcext:value-type="float">
            <text:p>3,90567716141929E-05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worst case</text:p>
          </table:table-cell>
          <table:table-cell office:value-type="string" calcext:value-type="string">
            <text:p>N²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st case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i Bulle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heorique</text:p>
          </table:table-cell>
        </table:table-row>
        <table:table-row table:style-name="ro1">
          <table:table-cell table:number-columns-repeated="3"/>
          <table:table-cell office:value-type="float" office:value="10005" calcext:value-type="float">
            <text:p>10005</text:p>
          </table:table-cell>
          <table:table-cell office:value-type="string" calcext:value-type="string">
            <text:p>0.390763</text:p>
          </table:table-cell>
          <table:table-cell table:formula="of:=[.D9]*[.B4]" office:value-type="float" office:value="0.390763" calcext:value-type="float">
            <text:p>0,390763</text:p>
          </table:table-cell>
        </table:table-row>
        <table:table-row table:style-name="ro1">
          <table:table-cell table:number-columns-repeated="3"/>
          <table:table-cell office:value-type="float" office:value="16100" calcext:value-type="float">
            <text:p>16100</text:p>
          </table:table-cell>
          <table:table-cell office:value-type="string" calcext:value-type="string">
            <text:p>1.051846</text:p>
          </table:table-cell>
          <table:table-cell table:formula="of:=[.D10]*[.B4]" office:value-type="float" office:value="0.628814022988506" calcext:value-type="float">
            <text:p>0,628814022988506</text:p>
          </table:table-cell>
        </table:table-row>
        <table:table-row table:style-name="ro1">
          <table:table-cell table:number-columns-repeated="3"/>
          <table:table-cell office:value-type="float" office:value="24040" calcext:value-type="float">
            <text:p>24040</text:p>
          </table:table-cell>
          <table:table-cell office:value-type="string" calcext:value-type="string">
            <text:p>2.410403</text:p>
          </table:table-cell>
          <table:table-cell table:formula="of:=[.D11]*[.B4]" office:value-type="float" office:value="0.938924789605197" calcext:value-type="float">
            <text:p>0,938924789605197</text:p>
          </table:table-cell>
        </table:table-row>
        <table:table-row table:style-name="ro1">
          <table:table-cell table:number-columns-repeated="3"/>
          <table:table-cell office:value-type="float" office:value="31000" calcext:value-type="float">
            <text:p>31000</text:p>
          </table:table-cell>
          <table:table-cell office:value-type="string" calcext:value-type="string">
            <text:p>4.036661</text:p>
          </table:table-cell>
          <table:table-cell table:formula="of:=[.D12]*[.B4]" office:value-type="float" office:value="1.21075992003998" calcext:value-type="float">
            <text:p>1,21075992003998</text:p>
          </table:table-cell>
        </table:table-row>
        <table:table-row table:style-name="ro1">
          <table:table-cell table:number-columns-repeated="3"/>
          <table:table-cell office:value-type="float" office:value="42000" calcext:value-type="float">
            <text:p>42000</text:p>
          </table:table-cell>
          <table:table-cell office:value-type="string" calcext:value-type="string">
            <text:p>7.588600</text:p>
          </table:table-cell>
          <table:table-cell table:formula="of:=[.D13]*[.B4]" office:value-type="float" office:value="1.6403844077961" calcext:value-type="float">
            <text:p>1,6403844077961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best case</text:p>
          </table:table-cell>
          <table:table-cell office:value-type="string" calcext:value-type="string">
            <text:p>n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orst case</text:p>
          </table:table-cell>
          <table:table-cell office:value-type="string" calcext:value-type="string">
            <text:p>N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 Bulle Opt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heorique</text:p>
          </table:table-cell>
        </table:table-row>
        <table:table-row table:style-name="ro1">
          <table:table-cell table:number-columns-repeated="3"/>
          <table:table-cell office:value-type="float" office:value="10005" calcext:value-type="float">
            <text:p>10005</text:p>
          </table:table-cell>
          <table:table-cell office:value-type="string" calcext:value-type="string">
            <text:p>0.272899</text:p>
          </table:table-cell>
          <table:table-cell table:formula="of:=[.B23]*([.D21]-1)" office:value-type="float" office:value="0.272871723738131" calcext:value-type="float">
            <text:p>0,272871723738131</text:p>
          </table:table-cell>
        </table:table-row>
        <table:table-row table:style-name="ro1">
          <table:table-cell table:number-columns-repeated="3"/>
          <table:table-cell office:value-type="float" office:value="16100" calcext:value-type="float">
            <text:p>16100</text:p>
          </table:table-cell>
          <table:table-cell office:value-type="string" calcext:value-type="string">
            <text:p>0.749885</text:p>
          </table:table-cell>
          <table:table-cell table:formula="of:=[.B23]*([.D22]-1)" office:value-type="float" office:value="0.439120539830085" calcext:value-type="float">
            <text:p>0,439120539830085</text:p>
          </table:table-cell>
        </table:table-row>
        <table:table-row table:style-name="ro1">
          <table:table-cell office:value-type="string" calcext:value-type="string">
            <text:p>delta </text:p>
          </table:table-cell>
          <table:table-cell table:formula="of:=0.272899/10005" office:value-type="float" office:value="0.0000272762618690655" calcext:value-type="float">
            <text:p>2,72762618690655E-05</text:p>
          </table:table-cell>
          <table:table-cell/>
          <table:table-cell office:value-type="float" office:value="24040" calcext:value-type="float">
            <text:p>24040</text:p>
          </table:table-cell>
          <table:table-cell office:value-type="string" calcext:value-type="string">
            <text:p>1.728346</text:p>
          </table:table-cell>
          <table:table-cell table:formula="of:=[.B23]*([.D23]-1)" office:value-type="float" office:value="0.655694059070465" calcext:value-type="float">
            <text:p>0,655694059070465</text:p>
          </table:table-cell>
        </table:table-row>
        <table:table-row table:style-name="ro1">
          <table:table-cell table:number-columns-repeated="3"/>
          <table:table-cell office:value-type="float" office:value="31000" calcext:value-type="float">
            <text:p>31000</text:p>
          </table:table-cell>
          <table:table-cell office:value-type="string" calcext:value-type="string">
            <text:p>2.926628</text:p>
          </table:table-cell>
          <table:table-cell table:formula="of:=[.B23]*([.D24]-1)" office:value-type="float" office:value="0.84553684167916" calcext:value-type="float">
            <text:p>0,84553684167916</text:p>
          </table:table-cell>
        </table:table-row>
        <table:table-row table:style-name="ro1">
          <table:table-cell table:number-columns-repeated="3"/>
          <table:table-cell office:value-type="float" office:value="42000" calcext:value-type="float">
            <text:p>42000</text:p>
          </table:table-cell>
          <table:table-cell office:value-type="string" calcext:value-type="string">
            <text:p>5.481732</text:p>
          </table:table-cell>
          <table:table-cell table:formula="of:=[.B23]*([.D25]-1)" office:value-type="float" office:value="1.14557572223888" calcext:value-type="float">
            <text:p>1,14557572223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20:19:14.218656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7:06:48.484219525</meta:creation-date>
    <dc:date>2021-02-19T20:26:16.354713612</dc:date>
    <meta:editing-duration>PT14M42S</meta:editing-duration>
    <meta:editing-cycles>4</meta:editing-cycles>
    <meta:generator>LibreOffice/6.4.4.2$Linux_X86_64 LibreOffice_project/40$Build-2</meta:generator>
    <meta:document-statistic meta:table-count="1" meta:cell-count="5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down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27cm" svg:height="5.526cm" xlink:href=".." xlink:type="simple" chart:class="chart:line" chart:style-name="ch1">
        <chart:legend chart:legend-position="end" svg:x="8.495cm" svg:y="1.966cm" style:legend-expansion="high" chart:style-name="ch2"/>
        <chart:plot-area chart:style-name="ch3" table:cell-range-address="Feuille1.D9:Feuille1.F13" svg:x="-0.108cm" svg:y="0.108cm" svg:width="9.238cm" svg:height="5.631cm">
          <chartooo:coordinate-region svg:x="1.069cm" svg:y="0.307cm" svg:width="7.967cm" svg:height="4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9:Feuille1.D13" chart:class="chart:line">
            <chart:data-point/>
            <chart:data-point chart:style-name="ch7" chart:repeated="2"/>
            <chart:data-point chart:repeated="2"/>
          </chart:series>
          <chart:series chart:style-name="ch8" chart:values-cell-range-address="Feuille1.E9:Feuille1.E13" chart:class="chart:line">
            <chart:data-point chart:repeated="5"/>
          </chart:series>
          <chart:series chart:style-name="ch9" chart:values-cell-range-address="Feuille1.F9:Feuille1.F13" chart:class="chart:line">
            <chart:data-point/>
            <chart:data-point chart:style-name="ch10" chart:repeated="2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5">
                <text:p>10005</text:p>
                <draw:g>
                  <svg:desc>Feuille1.D9:Feuille1.D13</svg:desc>
                </draw:g>
              </table:table-cell>
              <table:table-cell office:value-type="float" office:value="NaN">
                <text:p>NaN</text:p>
                <draw:g>
                  <svg:desc>Feuille1.E9:Feuille1.E13</svg:desc>
                </draw:g>
              </table:table-cell>
              <table:table-cell office:value-type="float" office:value="0.390763">
                <text:p>0.390763</text:p>
                <draw:g>
                  <svg:desc>Feuille1.F9:Feuille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100">
                <text:p>16100</text:p>
              </table:table-cell>
              <table:table-cell office:value-type="float" office:value="NaN">
                <text:p>NaN</text:p>
              </table:table-cell>
              <table:table-cell office:value-type="float" office:value="0.628814022988506">
                <text:p>0.628814022988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40">
                <text:p>24040</text:p>
              </table:table-cell>
              <table:table-cell office:value-type="float" office:value="NaN">
                <text:p>NaN</text:p>
              </table:table-cell>
              <table:table-cell office:value-type="float" office:value="0.938924789605197">
                <text:p>0.938924789605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00">
                <text:p>31000</text:p>
              </table:table-cell>
              <table:table-cell office:value-type="float" office:value="NaN">
                <text:p>NaN</text:p>
              </table:table-cell>
              <table:table-cell office:value-type="float" office:value="1.21075992003998">
                <text:p>1.21075992003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00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1.6403844077961">
                <text:p>1.6403844077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